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b733" officeooo:paragraph-rsid="0014b733"/>
    </style:style>
    <style:style style:name="P2" style:family="paragraph" style:parent-style-name="Standard">
      <style:text-properties officeooo:rsid="0014b733" officeooo:paragraph-rsid="00162909"/>
    </style:style>
    <style:style style:name="P3" style:family="paragraph" style:parent-style-name="Standard">
      <style:text-properties officeooo:rsid="00162909" officeooo:paragraph-rsid="00162909"/>
    </style:style>
    <style:style style:name="P4" style:family="paragraph" style:parent-style-name="Standard">
      <style:text-properties officeooo:rsid="00162909" officeooo:paragraph-rsid="00162909" fo:background-color="#ffff00"/>
    </style:style>
    <style:style style:name="P5" style:family="paragraph" style:parent-style-name="Standard">
      <style:text-properties officeooo:rsid="0014b733" officeooo:paragraph-rsid="00162909" fo:background-color="#ffff00"/>
    </style:style>
    <style:style style:name="P6" style:family="paragraph" style:parent-style-name="Standard">
      <style:text-properties officeooo:rsid="0014b733" officeooo:paragraph-rsid="0014b733" fo:background-color="#ffff00"/>
    </style:style>
    <style:style style:name="P7" style:family="paragraph" style:parent-style-name="Standard">
      <style:text-properties officeooo:rsid="00173d19" officeooo:paragraph-rsid="00173d19" fo:background-color="#ffff00"/>
    </style:style>
    <style:style style:name="P8" style:family="paragraph" style:parent-style-name="Standard">
      <style:text-properties officeooo:rsid="00173d19" officeooo:paragraph-rsid="001792e0" fo:background-color="#ffff00"/>
    </style:style>
    <style:style style:name="P9" style:family="paragraph" style:parent-style-name="Standard">
      <style:text-properties officeooo:rsid="001792e0" officeooo:paragraph-rsid="001792e0" fo:background-color="#ffff00"/>
    </style:style>
    <style:style style:name="P10" style:family="paragraph" style:parent-style-name="Standard">
      <style:text-properties officeooo:rsid="001792e0" officeooo:paragraph-rsid="001792e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62909" fo:background-color="#ffff00" loext:char-shading-value="0"/>
    </style:style>
    <style:style style:name="T4" style:family="text">
      <style:text-properties officeooo:rsid="001792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questões seguintes têm apenas uma resposta correta.</text:p>
      <text:p text:style-name="P1">1. Complete as lacunas em cada uma das frases seguintes:</text:p>
      <text:p text:style-name="P1">a. A empresa criadora da linguagem Java foi a _____________<text:span text:style-name="T2">Sun</text:span>___________.</text:p>
      <text:p text:style-name="P1">b. ___<text:span text:style-name="T3">Static</text:span>_______ trata-se de um qualificador que indica que o método pertence à classe.</text:p>
      <text:p text:style-name="P1">c. Toda classe executável deve, obrigatoriamente, possuir o método __<text:span text:style-name="T3">main</text:span>__________________.</text:p>
      <text:p text:style-name="P2">d. <text:span text:style-name="T3">Public</text:span>________ é um qualificador que faz com que uma classe seja visível a outras classes.</text:p>
      <text:p text:style-name="P1"/>
      <text:p text:style-name="P1">2. A palavra reservada em Java utilizada para definir o nome da classe é:</text:p>
      <text:p text:style-name="P1">a. public</text:p>
      <text:p text:style-name="P1">b. void</text:p>
      <text:p text:style-name="P1">c. main</text:p>
      <text:p text:style-name="P1">d. <text:span text:style-name="T2">class</text:span></text:p>
      <text:p text:style-name="P1">3. Um dos principais motivos que contribuiu para o desenvolvimento da linguagem Java foi:</text:p>
      <text:p text:style-name="P1">a. O nome da linguagem.</text:p>
      <text:p text:style-name="P1">b.<text:span text:style-name="T2"> O desenvolvimento da Internet.</text:span></text:p>
      <text:p text:style-name="P1">c. A linguagem ser relativamente simples.</text:p>
      <text:p text:style-name="P1">d. O desempenho da linguagem em termos de velocidade.</text:p>
      <text:p text:style-name="P1"/>
      <text:p text:style-name="P1">4. Por que a utilização de Java em multiplataforma é muito importante para os programadores?</text:p>
      <text:p text:style-name="P3"/>
      <text:p text:style-name="P4">Porque os programadores não necessitam ficar preocupados em saber em qual máquina o programa será executado, uma vez que um mesmo programa pode ser usado num PC, num Mac ou em um computador de grande porte.</text:p>
      <text:p text:style-name="P5"/>
      <text:p text:style-name="P1">5. Qual das características seguintes não diz respeito à linguagem Java?</text:p>
      <text:p text:style-name="P1">a. <text:span text:style-name="T2">Pode ser executada em qualquer computador, independentemente de existir uma máquina virtual</text:span></text:p>
      <text:p text:style-name="P6">Java instalada.</text:p>
      <text:p text:style-name="P1">b. É uma linguagem que pode ser usada para o desenvolvimento de aplicações voltadas à web.</text:p>
      <text:p text:style-name="P1">c. É uma linguagem com suporte à orientação a objetos.</text:p>
      <text:p text:style-name="P1">d. É uma linguagem com um bom nível de segurança.</text:p>
      <text:p text:style-name="P1"/>
      <text:p text:style-name="P1">6. A sequência de desenvolvimento de uma classe em Java é:</text:p>
      <text:p text:style-name="P1">a. Compilação, digitação e execução.</text:p>
      <text:p text:style-name="P1">b. Digitação, execução e compilação.</text:p>
      <text:p text:style-name="P1">c. <text:span text:style-name="T2">Digitação, compilação e execução.</text:span></text:p>
      <text:p text:style-name="P1">d. Digitação e execução.</text:p>
      <text:p text:style-name="P1"/>
      <text:p text:style-name="P1">7. Cite um nome de linguagem que pode ser executada a partir da máquina virtual Java.</text:p>
      <text:p text:style-name="P7">Liguagem C++</text:p>
      <text:p text:style-name="P1"/>
      <text:p text:style-name="P1">8. Com base no Exemplo 1.1 apresentado neste capítulo, crie uma nova classe que mostre na tela as</text:p>
      <text:p text:style-name="P1">mensagens “Ensino didático Java 8” e “Uma maneira fácil e gostosa de aprender”.</text:p>
      <text:p text:style-name="P9">Pubic Class saudação{</text:p>
      <text:p text:style-name="P7"><text:tab/>Public <text:span text:style-name="T4">Static</text:span> void main(String[] ars){</text:p>
      <text:p text:style-name="P8"><text:tab/><text:tab/>System.out.<text:span text:style-name="T4">println(“Ensino didático Java 8”);</text:span></text:p>
      <text:p text:style-name="P8"><text:tab/><text:tab/>System.out.<text:span text:style-name="T4">println(“Uma maneira fácil e gostosa de aprender”);</text:span></text:p>
      <text:p text:style-name="P6"/>
      <text:p text:style-name="P1">9. Qual é a função do compilador Java?</text:p>
      <text:p text:style-name="P10"><text:span text:style-name="T2">O compilador serve para verificar se o codigo possui algum erro de sintaxe antes de executar. Caso possua erro, o programador deve ajudtar seu codigo e recompilalo.</text:span> </text:p>
      <text:p text:style-name="P1">10. Assinale a alternativa correta em relação ao JDK.</text:p>
      <text:p text:style-name="P1">a. JDK é uma ferramenta de desenvolvimento e serve apenas para testar a execução de aplicações</text:p>
      <text:p text:style-name="P1"><text:soft-page-break/>em Java.</text:p>
      <text:p text:style-name="P1">b. É uma ferramenta de desenvolvimento e serve apenas para compilar classes feitas em Java.</text:p>
      <text:p text:style-name="P1">c. É um kit de ferramentas e serve para proporcionar uma interface amigável com o usuário.</text:p>
      <text:p text:style-name="P1">d. <text:span text:style-name="T2">É um kit de ferramentas e serve para o desenvolvimento completo de aplicações em Java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09:22:21.867000000</meta:creation-date>
    <dc:date>2016-12-22T10:16:55.638000000</dc:date>
    <meta:editing-duration>PT2M21S</meta:editing-duration>
    <meta:editing-cycles>1</meta:editing-cycles>
    <meta:document-statistic meta:table-count="0" meta:image-count="0" meta:object-count="0" meta:page-count="2" meta:paragraph-count="45" meta:word-count="449" meta:character-count="2736" meta:non-whitespace-character-count="2326"/>
    <meta:generator>LibreOffice/5.2.3.3$Windows_X86_64 LibreOffice_project/d54a8868f08a7b39642414cf2c8ef2f228f780cf</meta:generator>
  </office:meta>
</office:document-meta>
</file>